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4cm" fo:min-width="3.81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241cm" fo:min-width="2.217cm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5cm" fo:min-width="2.52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857cm" fo:min-width="4.46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solid" draw:fill="none" fo:min-height="3.867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family="'Liberation Sans'" style:font-style-name="Regular" style:font-family-generic="swiss" style:font-pitch="variable" fo:font-size="32pt" style:font-family-asian="'Liberation Sans'" style:font-style-name-asian="Regular" style:font-family-generic-asian="swiss" style:font-pitch-asian="variable" style:font-size-asian="32pt" style:font-family-complex="'Liberation Sans'" style:font-style-name-complex="Regular" style:font-family-generic-complex="swiss" style:font-pitch-complex="variable" style:font-size-complex="32pt"/>
    </style:style>
    <style:style style:name="T3" style:family="text">
      <style:text-properties fo:font-family="'Liberation Sans'" style:font-family-generic="roman" style:font-pitch="variable" fo:font-size="32pt" style:font-family-asian="'Liberation Sans'" style:font-style-name-asian="Regular" style:font-family-generic-asian="swiss" style:font-pitch-asian="variable" style:font-size-asian="32pt" style:font-family-complex="'Liberation Sans'" style:font-style-name-complex="Regular" style:font-family-generic-complex="swiss" style:font-pitch-complex="variable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2" draw:layer="layout" svg:width="4.31cm" svg:height="1.517cm" svg:x="1.335cm" svg:y="9.541cm">
          <draw:text-box>
            <text:p><text:span text:style-name="T1">r1=g+1</text:span></text:p>
          </draw:text-box>
        </draw:frame>
        <draw:frame draw:style-name="gr2" draw:text-style-name="P1" draw:id="id3" draw:layer="layout" svg:width="2.733cm" svg:height="1.517cm" svg:x="7.308cm" svg:y="9.541cm">
          <draw:text-box>
            <text:p><text:span text:style-name="T1">r2=x</text:span></text:p>
          </draw:text-box>
        </draw:frame>
        <draw:frame draw:style-name="gr3" draw:text-style-name="P1" draw:id="id1" draw:layer="layout" svg:width="3.33cm" svg:height="1.517cm" svg:x="4.33cm" svg:y="3.07cm">
          <draw:text-box>
            <text:p><text:span text:style-name="T1">br c ?</text:span></text:p>
          </draw:text-box>
        </draw:frame>
        <draw:frame draw:style-name="gr4" draw:text-style-name="P1" draw:id="id4" draw:layer="layout" svg:width="5.467cm" svg:height="1.517cm" svg:x="3.122cm" svg:y="15.768cm">
          <draw:text-box>
            <text:p><text:span text:style-name="T1">r=</text:span><text:span text:style-name="T2">Ф</text:span><text:span text:style-name="T3">(r1,r2)</text:span></text:p>
          </draw:text-box>
        </draw:frame>
        <draw:connector draw:style-name="gr5" draw:text-style-name="P2" draw:layer="layout" draw:type="line" svg:x1="5.995cm" svg:y1="4.587cm" svg:x2="3.49cm" svg:y2="9.541cm" draw:start-shape="id1" draw:start-glue-point="2" draw:end-shape="id2" draw:end-glue-point="0" svg:d="m5995 4587-2505 4954">
          <text:p/>
        </draw:connector>
        <draw:connector draw:style-name="gr5" draw:text-style-name="P2" draw:layer="layout" draw:type="line" svg:x1="5.995cm" svg:y1="4.587cm" svg:x2="8.674cm" svg:y2="9.541cm" draw:start-shape="id1" draw:start-glue-point="2" draw:end-shape="id3" draw:end-glue-point="0" svg:d="m5995 4587 2679 4954">
          <text:p/>
        </draw:connector>
        <draw:connector draw:style-name="gr5" draw:text-style-name="P2" draw:layer="layout" draw:type="line" svg:x1="8.674cm" svg:y1="11.058cm" svg:x2="5.855cm" svg:y2="15.768cm" draw:start-shape="id3" draw:start-glue-point="2" draw:end-shape="id4" draw:end-glue-point="0" svg:d="m8674 11058-2819 4710">
          <text:p/>
        </draw:connector>
        <draw:connector draw:style-name="gr5" draw:text-style-name="P2" draw:layer="layout" draw:type="line" svg:x1="3.49cm" svg:y1="11.058cm" svg:x2="5.855cm" svg:y2="15.768cm" draw:start-shape="id2" draw:start-glue-point="2" draw:end-shape="id4" draw:end-glue-point="0" svg:d="m3490 11058 2365 4710">
          <text:p/>
        </draw:connector>
        <draw:frame draw:style-name="gr6" draw:text-style-name="P1" draw:layer="layout" svg:width="9.6cm" svg:height="4.117cm" svg:x="17.6cm" svg:y="8.278cm">
          <draw:text-box>
            <text:p><text:span text:style-name="T2">c <text:s/>? r1= g+1</text:span></text:p>
            <text:p><text:span text:style-name="T2">!c ? r2 = x</text:span></text:p>
            <text:p><text:span text:style-name="T2">r4=Ψ(c?r1,!c ? r2)</text:span></text:p>
          </draw:text-box>
        </draw:frame>
        <draw:custom-shape draw:style-name="gr7" draw:text-style-name="P2" draw:layer="layout" svg:width="3.847cm" svg:height="2.906cm" svg:x="12.169cm" svg:y="9.0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" draw:id="id6" draw:layer="layout" svg:width="2.733cm" svg:height="1.517cm" svg:x="7.309cm" svg:y="9.542cm">
          <draw:text-box>
            <text:p><text:span text:style-name="T1">r2=x</text:span></text:p>
          </draw:text-box>
        </draw:frame>
        <draw:frame draw:style-name="gr3" draw:text-style-name="P1" draw:id="id5" draw:layer="layout" svg:width="3.33cm" svg:height="1.517cm" svg:x="4.331cm" svg:y="3.071cm">
          <draw:text-box>
            <text:p><text:span text:style-name="T1">br c ?</text:span></text:p>
          </draw:text-box>
        </draw:frame>
        <draw:frame draw:style-name="gr4" draw:text-style-name="P1" draw:id="id7" draw:layer="layout" svg:width="5.467cm" svg:height="1.517cm" svg:x="3.123cm" svg:y="15.769cm">
          <draw:text-box>
            <text:p><text:span text:style-name="T1">r=</text:span><text:span text:style-name="T2">Ф</text:span><text:span text:style-name="T3">(r1,r2)</text:span></text:p>
          </draw:text-box>
        </draw:frame>
        <draw:connector draw:style-name="gr5" draw:text-style-name="P2" draw:layer="layout" draw:type="line" svg:x1="5.996cm" svg:y1="4.588cm" svg:x2="3.491cm" svg:y2="9.542cm" draw:start-shape="id5" draw:start-glue-point="2" svg:d="m5996 4588-2505 4954">
          <text:p/>
        </draw:connector>
        <draw:connector draw:style-name="gr5" draw:text-style-name="P2" draw:layer="layout" draw:type="line" svg:x1="5.996cm" svg:y1="4.588cm" svg:x2="8.675cm" svg:y2="9.542cm" draw:start-shape="id5" draw:start-glue-point="2" draw:end-shape="id6" draw:end-glue-point="0" svg:d="m5996 4588 2679 4954">
          <text:p/>
        </draw:connector>
        <draw:connector draw:style-name="gr5" draw:text-style-name="P2" draw:layer="layout" draw:type="line" svg:x1="8.675cm" svg:y1="11.059cm" svg:x2="5.856cm" svg:y2="15.769cm" draw:start-shape="id6" draw:start-glue-point="2" draw:end-shape="id7" draw:end-glue-point="0" svg:d="m8675 11059-2819 4710">
          <text:p/>
        </draw:connector>
        <draw:connector draw:style-name="gr5" draw:text-style-name="P2" draw:layer="layout" draw:type="line" svg:x1="3.491cm" svg:y1="11.059cm" svg:x2="5.856cm" svg:y2="15.769cm" draw:end-shape="id7" draw:end-glue-point="0" svg:d="m3491 11059 2365 47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Luxi Sans'" style:font-family-generic-asian="system" style:font-pitch-asian="variable" style:font-size-asian="24pt" style:language-asian="zxx" style:country-asian="none" style:font-family-complex="'Luxi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uxi Sans'" style:font-family-generic-asian="system" style:font-pitch-asian="variable" style:font-size-asian="18pt" style:font-style-asian="normal" style:font-weight-asian="normal" style:font-family-complex="'Luxi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1-13T08:24:42</meta:creation-date>
    <dc:date>2010-01-14T13:31:08</dc:date>
    <meta:editing-duration>PT01H52M59S</meta:editing-duration>
    <meta:editing-cycles>15</meta:editing-cycles>
    <meta:generator>OpenOffice.org/3.1$Linux OpenOffice.org_project/310m19$Build-9420</meta:generator>
    <meta:document-statistic meta:object-count="17"/>
  </office:meta>
</office:document-meta>
</file>